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126.79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daa2"/>
    </style:style>
    <style:style style:name="ce4" style:family="table-cell" style:parent-style-name="Default">
      <style:table-cell-properties fo:background-color="#7da7d8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fff450"/>
    </style:style>
    <style:style style:name="ce7" style:family="table-cell" style:parent-style-name="Default">
      <style:table-cell-properties fo:background-color="#add58a"/>
    </style:style>
    <style:style style:name="ce8" style:family="table-cell" style:parent-style-name="Default">
      <style:table-cell-properties fo:background-color="#bd7cb5"/>
    </style:style>
    <style:style style:name="ce9" style:family="table-cell" style:parent-style-name="Default">
      <style:table-cell-properties fo:background-color="#f58220"/>
      <style:text-properties style:use-window-font-color="true"/>
    </style:style>
    <style:style style:name="ce10" style:family="table-cell" style:parent-style-name="Default">
      <style:table-cell-properties fo:background-color="#f79448"/>
    </style:style>
    <style:style style:name="ce11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Availabilit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Default"/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formula="of:=COUNTIF([.D4:.D100];1)" office:value-type="float" office:value="5" calcext:value-type="float">
            <text:p>5</text:p>
          </table:table-cell>
          <table:table-cell table:formula="of:=COUNTIF([.E4:.E100];1)" office:value-type="float" office:value="2" calcext:value-type="float">
            <text:p>2</text:p>
          </table:table-cell>
          <table:table-cell table:formula="of:=COUNTIF([.F4:.F100];1)" office:value-type="float" office:value="3" calcext:value-type="float">
            <text:p>3</text:p>
          </table:table-cell>
          <table:table-cell table:formula="of:=COUNTIF([.G4:.G100];1)" office:value-type="float" office:value="4" calcext:value-type="float">
            <text:p>4</text:p>
          </table:table-cell>
          <table:table-cell table:formula="of:=COUNTIF([.H4:.H100];1)" office:value-type="float" office:value="3" calcext:value-type="float">
            <text:p>3</text:p>
          </table:table-cell>
          <table:table-cell table:formula="of:=COUNTIF([.I4:.I100];1)" office:value-type="float" office:value="5" calcext:value-type="float">
            <text:p>5</text:p>
          </table:table-cell>
          <table:table-cell table:formula="of:=COUNTIF([.J4:.J100];1)" office:value-type="float" office:value="2" calcext:value-type="float">
            <text:p>2</text:p>
          </table:table-cell>
          <table:table-cell table:formula="of:=COUNTIF([.K4:.K100];1)" office:value-type="float" office:value="1" calcext:value-type="float">
            <text:p>1</text:p>
          </table:table-cell>
          <table:table-cell table:formula="of:=COUNTIF([.L4:.L100];1)" office:value-type="float" office:value="5" calcext:value-type="float">
            <text:p>5</text:p>
          </table:table-cell>
          <table:table-cell table:formula="of:=COUNTIF([.M4:.M100];1)" office:value-type="float" office:value="8" calcext:value-type="float">
            <text:p>8</text:p>
          </table:table-cell>
          <table:table-cell table:formula="of:=COUNTIF([.N4:.N100];1)" office:value-type="float" office:value="1" calcext:value-type="float">
            <text:p>1</text:p>
          </table:table-cell>
          <table:table-cell table:formula="of:=COUNTIF([.O4:.O100];1)" office:value-type="float" office:value="6" calcext:value-type="float">
            <text:p>6</text:p>
          </table:table-cell>
          <table:table-cell table:formula="of:=COUNTIF([.P4:.P100];1)" office:value-type="float" office:value="4" calcext:value-type="float">
            <text:p>4</text:p>
          </table:table-cell>
          <table:table-cell table:formula="of:=COUNTIF([.Q4:.Q100];1)" office:value-type="float" office:value="1" calcext:value-type="float">
            <text:p>1</text:p>
          </table:table-cell>
          <table:table-cell table:formula="of:=COUNTIF([.R4:.R100];1)" office:value-type="float" office:value="3" calcext:value-type="float">
            <text:p>3</text:p>
          </table:table-cell>
          <table:table-cell table:formula="of:=COUNTIF([.S4:.S100];1)" office:value-type="float" office:value="7" calcext:value-type="float">
            <text:p>7</text:p>
          </table:table-cell>
          <table:table-cell table:formula="of:=COUNTIF([.T4:.T100];1)" office:value-type="float" office:value="5" calcext:value-type="float">
            <text:p>5</text:p>
          </table:table-cell>
          <table:table-cell table:formula="of:=COUNTIF([.U4:.U100];1)" office:value-type="float" office:value="3" calcext:value-type="float">
            <text:p>3</text:p>
          </table:table-cell>
          <table:table-cell table:formula="of:=COUNTIF([.V4:.V100];1)" office:value-type="float" office:value="2" calcext:value-type="float">
            <text:p>2</text:p>
          </table:table-cell>
          <table:table-cell table:formula="of:=COUNTIF([.W4:.W100];1)" office:value-type="float" office:value="7" calcext:value-type="float">
            <text:p>7</text:p>
          </table:table-cell>
          <table:table-cell table:formula="of:=COUNTIF([.X4:.X100];1)" office:value-type="float" office:value="4" calcext:value-type="float">
            <text:p>4</text:p>
          </table:table-cell>
          <table:table-cell table:formula="of:=COUNTIF([.Y4:.Y100];1)" office:value-type="float" office:value="4" calcext:value-type="float">
            <text:p>4</text:p>
          </table:table-cell>
          <table:table-cell table:formula="of:=COUNTIF([.Z4:.Z100];1)" office:value-type="float" office:value="10" calcext:value-type="float">
            <text:p>10</text:p>
          </table:table-cell>
          <table:table-cell table:formula="of:=COUNTIF([.AA4:.AA100];1)" office:value-type="float" office:value="5" calcext:value-type="float">
            <text:p>5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4:.AA4]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COUNTIF([.D5:.AA5];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rcCorp Mining Area 157</text:p>
          </table:table-cell>
          <table:table-cell office:value-type="string" calcext:value-type="string">
            <text:p>Yel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6:.AA6]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COUNTIF([.D7:.AA7]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UNTIF([.D8:.AA8]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rcCorp Mining Area 141</text:p>
          </table:table-cell>
          <table:table-cell office:value-type="string" calcext:value-type="string">
            <text:p>Dayma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UNTIF([.D9:.AA9]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ponics</text:p>
          </table:table-cell>
          <table:table-cell office:value-type="string" calcext:value-type="string">
            <text:p>Daymar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0:.AA10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 Outpost</text:p>
          </table:table-cell>
          <table:table-cell office:value-type="string" calcext:value-type="string">
            <text:p>Cell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1:.AA11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Mills HydroFarm</text:p>
          </table:table-cell>
          <table:table-cell office:value-type="string" calcext:value-type="string">
            <text:p>Cellin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2:.AA12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&amp;R CRU-L4</text:p>
          </table:table-cell>
          <table:table-cell office:value-type="string" calcext:value-type="string">
            <text:p>CRU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3:.AA13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CRU-L1</text:p>
          </table:table-cell>
          <table:table-cell office:value-type="string" calcext:value-type="string">
            <text:p>CR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COUNTIF([.D14:.AA14]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UNTIF([.D15:.AA15]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UNTIF([.D16:.AA16]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7:.AA17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8:.AA18];1)" office:value-type="float" office:value="3" calcext:value-type="float">
            <text:p>3</text:p>
          </table:table-cell>
        </table:table-row>
      </table:table>
      <table:table table:name="Prices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6" table:default-cell-style-name="Default"/>
        <table:table-column table:style-name="co3" table:number-columns-repeated="2" table:default-cell-style-name="Default"/>
        <table:table-column table:style-name="co1" table:number-columns-repeated="9" table:default-cell-style-name="Default"/>
        <table:table-row table:style-name="ro1">
          <table:table-cell table:style-name="Default"/>
          <table:table-cell/>
          <table:table-cell office:value-type="float" office:value="1.7" calcext:value-type="float">
            <text:p>1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formula="of:=ROUND(25.6)" office:value-type="float" office:value="26" calcext:value-type="float">
            <text:p>26</text:p>
          </table:table-cell>
          <table:table-cell table:formula="of:=ROUND(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8.3)" office:value-type="float" office:value="8" calcext:value-type="float">
            <text:p>8</text:p>
          </table:table-cell>
          <table:table-cell table:formula="of:=ROUND(4.25)" office:value-type="float" office:value="4" calcext:value-type="float">
            <text:p>4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2.53)" office:value-type="float" office:value="3" calcext:value-type="float">
            <text:p>3</text:p>
          </table:table-cell>
          <table:table-cell table:formula="of:=ROUND(6.9)" office:value-type="float" office:value="7" calcext:value-type="float">
            <text:p>7</text:p>
          </table:table-cell>
          <table:table-cell table:formula="of:=ROUND(4.95)" office:value-type="float" office:value="5" calcext:value-type="float">
            <text:p>5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6.07)" office:value-type="float" office:value="6" calcext:value-type="float">
            <text:p>6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.41)" office:value-type="float" office:value="0" calcext:value-type="float">
            <text:p>0</text:p>
          </table:table-cell>
          <table:table-cell table:formula="of:=ROUND(28.09)" office:value-type="float" office:value="28" calcext:value-type="float">
            <text:p>28</text:p>
          </table:table-cell>
          <table:table-cell table:formula="of:=ROUND(17.02)" office:value-type="float" office:value="17" calcext:value-type="float">
            <text:p>17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formula="of:=ROUND(8.27)" office:value-type="float" office:value="8" calcext:value-type="float">
            <text:p>8</text:p>
          </table:table-cell>
          <table:table-cell table:formula="of:=ROUND(3.9)" office:value-type="float" office:value="4" calcext:value-type="float">
            <text:p>4</text:p>
          </table:table-cell>
          <table:table-cell table:formula="of:=ROUND(0.5*[.$C$1])" office:value-type="float" office:value="1" calcext:value-type="float">
            <text:p>1</text:p>
          </table:table-cell>
          <table:table-cell table:formula="of:=ROUND(0)"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table:formula="of:=ROUND(25.6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ROUND(11.63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8.3)" office:value-type="float" office:value="8" calcext:value-type="float">
            <text:p>8</text:p>
          </table:table-cell>
          <table:table-cell table:formula="of:=ROUND(4.25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9)" office:value-type="float" office:value="7" calcext:value-type="float">
            <text:p>7</text:p>
          </table:table-cell>
          <table:table-cell table:formula="of:=ROUND(4.95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6.07)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8.55)" office:value-type="float" office:value="29" calcext:value-type="float">
            <text:p>29</text:p>
          </table:table-cell>
          <table:table-cell table:formula="of:=ROUND(18)"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8.27)" office:value-type="float" office:value="8" calcext:value-type="float">
            <text:p>8</text:p>
          </table:table-cell>
          <table:table-cell table:formula="of:=ROUND(3.89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4:.AA4];&quot;&gt;0&quot;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rcCorp Mining Area 157</text:p>
          </table:table-cell>
          <table:table-cell office:value-type="string" calcext:value-type="string">
            <text:p>Yel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)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8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5:.AA5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 office:value-type="float" office:value="0" calcext:value-type="float">
            <text:p>0</text:p>
          </table:table-cell>
          <table:table-cell table:formula="of:=ROUND(1.2)" office:value-type="float" office:value="1" calcext:value-type="float">
            <text:p>1</text:p>
          </table:table-cell>
          <table:table-cell table:formula="of:=ROUND(9.79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66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07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.02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4.55)" office:value-type="float" office:value="15" calcext:value-type="float">
            <text:p>15</text:p>
          </table:table-cell>
          <table:table-cell/>
          <table:table-cell table:formula="of:=COUNTIF([.D6:.AA6];&quot;&gt;0&quot;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table:formula="of:=ROUND(24.45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11.8)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19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5.72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76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formula="of:=ROUND(1.3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3.74)" office:value-type="float" office:value="4" calcext:value-type="float">
            <text:p>4</text:p>
          </table:table-cell>
          <table:table-cell table:formula="of:=ROUND(0.5*[.$C$1])" office:value-type="float" office:value="1" calcext:value-type="float">
            <text:p>1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rcCorp Mining Area 141</text:p>
          </table:table-cell>
          <table:table-cell office:value-type="string" calcext:value-type="string">
            <text:p>Daym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)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6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ponics</text:p>
          </table:table-cell>
          <table:table-cell office:value-type="string" calcext:value-type="string">
            <text:p>Daymar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 Outpost</text:p>
          </table:table-cell>
          <table:table-cell office:value-type="string" calcext:value-type="string">
            <text:p>Celli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Mills HydroFarm</text:p>
          </table:table-cell>
          <table:table-cell office:value-type="string" calcext:value-type="string">
            <text:p>Celli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&amp;R CRU-L4</text:p>
          </table:table-cell>
          <table:table-cell office:value-type="string" calcext:value-type="string">
            <text:p>CRU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CRU-L1</text:p>
          </table:table-cell>
          <table:table-cell office:value-type="string" calcext:value-type="string">
            <text:p>CRU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0" calcext:value-type="float">
            <text:p>0</text:p>
          </table:table-cell>
        </table:table-row>
      </table:table>
      <table:table table:name="Quantity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Default"/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rcCorp Mining Area 157</text:p>
          </table:table-cell>
          <table:table-cell office:value-type="string" calcext:value-type="string">
            <text:p>Yel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COUNTIF([.D6:.AA6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rcCorp Mining Area 141</text:p>
          </table:table-cell>
          <table:table-cell office:value-type="string" calcext:value-type="string">
            <text:p>Daymar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ponics</text:p>
          </table:table-cell>
          <table:table-cell office:value-type="string" calcext:value-type="string">
            <text:p>Dayma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 Outpost</text:p>
          </table:table-cell>
          <table:table-cell office:value-type="string" calcext:value-type="string">
            <text:p>Cell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Mills HydroFarm</text:p>
          </table:table-cell>
          <table:table-cell office:value-type="string" calcext:value-type="string">
            <text:p>Celli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&amp;R CRU-L4</text:p>
          </table:table-cell>
          <table:table-cell office:value-type="string" calcext:value-type="string">
            <text:p>CRU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CRU-L1</text:p>
          </table:table-cell>
          <table:table-cell office:value-type="string" calcext:value-type="string">
            <text:p>CR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3:.AA13];&quot;&gt;0&quot;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4:.AA14];&quot;&gt;0&quot;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5:.AA15];&quot;&gt;0&quot;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3" calcext:value-type="float">
            <text:p>3</text:p>
          </table:table-cell>
        </table:table-row>
      </table:table>
      <table:table table:name="Destinations" table:style-name="ta1">
        <table:table-column table:style-name="co1" table:default-cell-style-name="ce1"/>
        <table:table-column table:style-name="co4" table:default-cell-style-name="Default"/>
        <table:table-column table:style-name="co1" table:number-columns-repeated="1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17"/>
        </table:table-row>
        <table:table-row table:style-name="ro2">
          <table:table-cell table:style-name="Default"/>
          <table:table-cell table:number-columns-repeated="2"/>
          <table:table-cell table:style-name="ce3" office:value-type="string" calcext:value-type="string">
            <text:p>Port Olisar</text:p>
          </table:table-cell>
          <table:table-cell table:style-name="ce4" office:value-type="string" calcext:value-type="string">
            <text:p>Grim Hex</text:p>
          </table:table-cell>
          <table:table-cell table:style-name="ce4" office:value-type="string" calcext:value-type="string">
            <text:p>ArcCorp Mining Area 157</text:p>
          </table:table-cell>
          <table:table-cell table:style-name="ce4" office:value-type="string" calcext:value-type="string">
            <text:p>Jumptown</text:p>
          </table:table-cell>
          <table:table-cell table:style-name="ce5" office:value-type="string" calcext:value-type="string">
            <text:p>Kudre Ore</text:p>
          </table:table-cell>
          <table:table-cell table:style-name="ce5" office:value-type="string" calcext:value-type="string">
            <text:p>ArcCorp Mining Area 141</text:p>
          </table:table-cell>
          <table:table-cell table:style-name="ce6" office:value-type="string" calcext:value-type="string">
            <text:p>Harvest Hydroponics</text:p>
          </table:table-cell>
          <table:table-cell table:style-name="ce7" office:value-type="string" calcext:value-type="string">
            <text:p>Hickers Research Outpost</text:p>
          </table:table-cell>
          <table:table-cell table:style-name="ce7" office:value-type="string" calcext:value-type="string">
            <text:p>Terra Mills HydroFarm</text:p>
          </table:table-cell>
          <table:table-cell table:style-name="ce8" office:value-type="string" calcext:value-type="string">
            <text:p>R&amp;R CRU-L4</text:p>
          </table:table-cell>
          <table:table-cell table:style-name="ce8" office:value-type="string" calcext:value-type="string">
            <text:p>R&amp;R CRU-L1</text:p>
          </table:table-cell>
          <table:table-cell office:value-type="string" calcext:value-type="string">
            <text:p>Levski</text:p>
          </table:table-cell>
          <table:table-cell table:style-name="ce9" office:value-type="string" calcext:value-type="string">
            <text:p>Lorville</text:p>
          </table:table-cell>
          <table:table-cell table:style-name="ce10" office:value-type="string" calcext:value-type="string">
            <text:p>HDMS-Edmond</text:p>
          </table:table-cell>
          <table:table-cell table:style-name="ce11" office:value-type="string" calcext:value-type="string">
            <text:p>HDMS-Anderson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55" calcext:value-type="float">
            <text:p>36.55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table:formula="of:=[.E3]" office:value-type="float" office:value="0.05" calcext:value-type="float">
            <text:p>0.0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rcCorp Mining Area 157</text:p>
          </table:table-cell>
          <table:table-cell office:value-type="string" calcext:value-type="string">
            <text:p>Yela</text:p>
          </table:table-cell>
          <table:table-cell table:formula="of:=[.F3]" office:value-type="float" office:value="0.01" calcext:value-type="float">
            <text:p>0.01</text:p>
          </table:table-cell>
          <table:table-cell table:formula="of:=[.F4]" office:value-type="float" office:value="0.02" calcext:value-type="float">
            <text:p>0.02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.05" calcext:value-type="float">
            <text:p>0.05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rcCorp Mining Area 141</text:p>
          </table:table-cell>
          <table:table-cell office:value-type="string" calcext:value-type="string">
            <text:p>Daymar</text:p>
          </table:table-cell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.04" calcext:value-type="float">
            <text:p>0.04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ponics</text:p>
          </table:table-cell>
          <table:table-cell office:value-type="string" calcext:value-type="string">
            <text:p>Daymar</text:p>
          </table:table-cell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.02" calcext:value-type="float">
            <text:p>0.02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0" calcext:value-type="float">
            <text:p>0</text:p>
          </table:table-cell>
          <table:table-cell table:formula="of:=[.J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 Outpost</text:p>
          </table:table-cell>
          <table:table-cell office:value-type="string" calcext:value-type="string">
            <text:p>Cellin</text:p>
          </table:table-cell>
          <table:table-cell table:formula="of:=[.K3]" office:value-type="float" office:value="0.06" calcext:value-type="float">
            <text:p>0.06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Mills HydroFarm</text:p>
          </table:table-cell>
          <table:table-cell office:value-type="string" calcext:value-type="string">
            <text:p>Cellin</text:p>
          </table:table-cell>
          <table:table-cell table:formula="of:=[.$L3]" office:value-type="float" office:value="0.06" calcext:value-type="float">
            <text:p>0.06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&amp;R CRU-L4</text:p>
          </table:table-cell>
          <table:table-cell office:value-type="string" calcext:value-type="string">
            <text:p>CRU</text:p>
          </table:table-cell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CRU-L1</text:p>
          </table:table-cell>
          <table:table-cell office:value-type="string" calcext:value-type="string">
            <text:p>CRU</text:p>
          </table:table-cell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table:formula="of:=[.$O3]" office:value-type="float" office:value="36.55" calcext:value-type="float">
            <text:p>36.5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table:formula="of:=[.$P3]" office:value-type="float" office:value="0.86" calcext:value-type="float">
            <text:p>0.86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0" calcext:value-type="float">
            <text:p>0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0" calcext:value-type="float">
            <text:p>0</text:p>
          </table:table-cell>
          <table:table-cell table:formula="of:=[.$R16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</table:table-row>
      </table:table>
      <table:table table:name="Array Prices" table:style-name="ta1">
        <table:table-column table:style-name="co6" table:default-cell-style-name="Default"/>
        <table:table-row table:style-name="ro1">
          <table:table-cell table:formula="of:=COM.MICROSOFT.CONCAT([Prices.D3];&quot;,&quot;;[Prices.E3];&quot;,&quot;;[Prices.F3];&quot;,&quot;;[Prices.G3];&quot;,&quot;;[Prices.H3];&quot;,&quot;;[Prices.I3];&quot;,&quot;;[Prices.J3];&quot;,&quot;;[Prices.K3];&quot;,&quot;;[Prices.L3];&quot;,&quot;;[Prices.M3];&quot;,&quot;;[Prices.N3];&quot;,&quot;;[Prices.O3];&quot;,&quot;;[Prices.P3];&quot;,&quot;;[Prices.Q3];&quot;,&quot;;[Prices.R3];&quot;,&quot;;[Prices.S3];&quot;,&quot;;[Prices.T3];&quot;,&quot;;[Prices.U3];&quot;,&quot;;[Prices.V3];&quot;,&quot;;[Prices.W3];&quot;,&quot;;[Prices.X3];&quot;,&quot;;[Prices.Y3];&quot;,&quot;;[Prices.Z3];&quot;,&quot;;[Prices.AA3];&quot;,&quot;)" office:value-type="string" office:string-value="26,0,0,0,8,4,0,3,7,5,0,6,0,0,28,17,0,0,0,3,8,4,1,0," calcext:value-type="string">
            <text:p>26,0,0,0,8,4,0,3,7,5,0,6,0,0,28,17,0,0,0,3,8,4,1,0,</text:p>
          </table:table-cell>
        </table:table-row>
        <table:table-row table:style-name="ro1">
          <table:table-cell table:formula="of:=COM.MICROSOFT.CONCAT([Prices.D4];&quot;,&quot;;[Prices.E4];&quot;,&quot;;[Prices.F4];&quot;,&quot;;[Prices.G4];&quot;,&quot;;[Prices.H4];&quot;,&quot;;[Prices.I4];&quot;,&quot;;[Prices.J4];&quot;,&quot;;[Prices.K4];&quot;,&quot;;[Prices.L4];&quot;,&quot;;[Prices.M4];&quot;,&quot;;[Prices.N4];&quot;,&quot;;[Prices.O4];&quot;,&quot;;[Prices.P4];&quot;,&quot;;[Prices.Q4];&quot;,&quot;;[Prices.R4];&quot;,&quot;;[Prices.S4];&quot;,&quot;;[Prices.T4];&quot;,&quot;;[Prices.U4];&quot;,&quot;;[Prices.V4];&quot;,&quot;;[Prices.W4];&quot;,&quot;;[Prices.X4];&quot;,&quot;;[Prices.Y4];&quot;,&quot;;[Prices.Z4];&quot;,&quot;;[Prices.AA4];&quot;,&quot;)" office:value-type="string" office:string-value="26,0,12,0,8,4,0,0,7,5,0,6,0,0,29,18,0,0,0,0,8,4,0,24," calcext:value-type="string">
            <text:p>26,0,12,0,8,4,0,0,7,5,0,6,0,0,29,18,0,0,0,0,8,4,0,24,</text:p>
          </table:table-cell>
        </table:table-row>
        <table:table-row table:style-name="ro1">
          <table:table-cell table:formula="of:=COM.MICROSOFT.CONCAT([Prices.D5];&quot;,&quot;;[Prices.E5];&quot;,&quot;;[Prices.F5];&quot;,&quot;;[Prices.G5];&quot;,&quot;;[Prices.H5];&quot;,&quot;;[Prices.I5];&quot;,&quot;;[Prices.J5];&quot;,&quot;;[Prices.K5];&quot;,&quot;;[Prices.L5];&quot;,&quot;;[Prices.M5];&quot;,&quot;;[Prices.N5];&quot;,&quot;;[Prices.O5];&quot;,&quot;;[Prices.P5];&quot;,&quot;;[Prices.Q5];&quot;,&quot;;[Prices.R5];&quot;,&quot;;[Prices.S5];&quot;,&quot;;[Prices.T5];&quot;,&quot;;[Prices.U5];&quot;,&quot;;[Prices.V5];&quot;,&quot;;[Prices.W5];&quot;,&quot;;[Prices.X5];&quot;,&quot;;[Prices.Y5];&quot;,&quot;;[Prices.Z5];&quot;,&quot;;[Prices.AA5];&quot;,&quot;)" office:value-type="string" office:string-value="0,0,12,0,0,0,0,0,0,5,0,0,0,0,0,18,1,0,0,3,0,0,0,24," calcext:value-type="string">
            <text:p>0,0,12,0,0,0,0,0,0,5,0,0,0,0,0,18,1,0,0,3,0,0,0,24,</text:p>
          </table:table-cell>
        </table:table-row>
        <table:table-row table:style-name="ro1">
          <table:table-cell table:formula="of:=COM.MICROSOFT.CONCAT([Prices.D6];&quot;,&quot;;[Prices.E6];&quot;,&quot;;[Prices.F6];&quot;,&quot;;[Prices.G6];&quot;,&quot;;[Prices.H6];&quot;,&quot;;[Prices.I6];&quot;,&quot;;[Prices.J6];&quot;,&quot;;[Prices.K6];&quot;,&quot;;[Prices.L6];&quot;,&quot;;[Prices.M6];&quot;,&quot;;[Prices.N6];&quot;,&quot;;[Prices.O6];&quot;,&quot;;[Prices.P6];&quot;,&quot;;[Prices.Q6];&quot;,&quot;;[Prices.R6];&quot;,&quot;;[Prices.S6];&quot;,&quot;;[Prices.T6];&quot;,&quot;;[Prices.U6];&quot;,&quot;;[Prices.V6];&quot;,&quot;;[Prices.W6];&quot;,&quot;;[Prices.X6];&quot;,&quot;;[Prices.Y6];&quot;,&quot;;[Prices.Z6];&quot;,&quot;;[Prices.AA6];&quot;,&quot;)" office:value-type="string" office:string-value="0,1,10,0,0,0,2,0,0,5,0,0,1,0,0,18,1,0,0,3,0,0,0,15," calcext:value-type="string">
            <text:p>0,1,10,0,0,0,2,0,0,5,0,0,1,0,0,18,1,0,0,3,0,0,0,15,</text:p>
          </table:table-cell>
        </table:table-row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24,0,12,0,0,4,0,0,0,5,0,6,0,0,0,18,1,1,0,3,0,4,1,24," calcext:value-type="string">
            <text:p>24,0,12,0,0,4,0,0,0,5,0,6,0,0,0,18,1,1,0,3,0,4,1,24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0,0,12,0,0,0,0,0,0,5,0,0,0,0,0,18,1,0,0,3,0,0,0,24," calcext:value-type="string">
            <text:p>0,0,12,0,0,0,0,0,0,5,0,0,0,0,0,18,1,0,0,3,0,0,0,24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)" office:value-type="string" office:string-value="0,0,0,0,0,0,0,0,0,0,0,0,0,0,0,0,0,0,0,0,0,0,0,0" calcext:value-type="string">
            <text:p>0,0,0,0,0,0,0,0,0,0,0,0,0,0,0,0,0,0,0,0,0,0,0,0</text:p>
          </table:table-cell>
        </table:table-row>
      </table:table>
      <table:table table:name="Array Quantity" table:style-name="ta1">
        <table:table-column table:style-name="co6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10000,10000,0,10000,0,1000,0,0,0,0,0,60000,0,0,0,10000,2000,0,60000,0," calcext:value-type="string">
            <text:p>0,0,0,0,10000,10000,0,10000,0,1000,0,0,0,0,0,60000,0,0,0,10000,2000,0,6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0,0,0,0,0,0,0,0,0,0,60000,0," calcext:value-type="string">
            <text:p>0,0,0,0,0,0,0,0,0,0,0,0,0,0,0,0,0,0,0,0,0,0,6000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10000,0,0,0,10000,0,5000,5000,0,0,0,0,0,0,0,0,60000,0," calcext:value-type="string">
            <text:p>0,0,0,0,0,0,10000,0,0,0,10000,0,5000,5000,0,0,0,0,0,0,0,0,6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0,5000,0,0,0,0,0,0,0,0,0,0,0,0,0,0,0,0,0,0,0,60000,10000," calcext:value-type="string">
            <text:p>0,0,5000,0,0,0,0,0,0,0,0,0,0,0,0,0,0,0,0,0,0,0,60000,10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10000,0,0,0,0,5000,0,0,0,0,0,10000,0,0,0,0,0,5000,0,0,0,10000,60000,0," calcext:value-type="string">
            <text:p>10000,0,0,0,0,5000,0,0,0,0,0,10000,0,0,0,0,0,5000,0,0,0,10000,6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5000,0,0,0,0,5000,0,5000,0,0,0,0,0,0,0,0,0,10000,0,0,0,5000,60000,0," calcext:value-type="string">
            <text:p>5000,0,0,0,0,5000,0,5000,0,0,0,0,0,0,0,0,0,10000,0,0,0,5000,6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10000,0,0,0,0,0,0,10000,0,0,5000,0,0,0,0," calcext:value-type="string">
            <text:p>0,0,0,0,0,0,0,0,0,10000,0,0,0,0,0,0,10000,0,0,50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,0,0,0,0,0,0,0,0,0,0,0,0,0,1,0,0,0,0,0,0,1,0," calcext:value-type="string">
            <text:p>0,1,0,0,0,0,0,0,0,0,0,0,0,0,0,1,0,0,0,0,0,0,1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1,0,0,0,0,0,0,1,0,0,1,0,0,1,0," calcext:value-type="string">
            <text:p>0,0,0,0,0,0,0,0,0,1,0,0,0,0,0,0,1,0,0,1,0,0,1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0,0,0,0,0,0,0,0,0,0,0,0,0,0,0,0,0,0,1,0,0,0,1,0," calcext:value-type="string">
            <text:p>0,0,0,0,0,0,0,0,0,0,0,0,0,0,0,0,0,0,1,0,0,0,1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0,1,1,0,1,0,0,0,1,0,0,1,0,0,1,1,0,0,1,0,0,0,1," calcext:value-type="string">
            <text:p>0,0,1,1,0,1,0,0,0,1,0,0,1,0,0,1,1,0,0,1,0,0,0,1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1,0,1,0,1,1,0,0,1,1,0,1,0,0,1,1,0,0,0,0,1,1,0,1," calcext:value-type="string">
            <text:p>1,0,1,0,1,1,0,0,1,1,0,1,0,0,1,1,0,0,0,0,1,1,0,1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,0,0,0,1,1,0,0,1,1,0,1,0,0,1,1,0,0,0,1,1,1,0,1," calcext:value-type="string">
            <text:p>1,0,0,0,1,1,0,0,1,1,0,1,0,0,1,1,0,0,0,1,1,1,0,1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1,0,0,0,0,1,0,0,0,0,0,0,0,0,0,0,0,0,0,1,0," calcext:value-type="string">
            <text:p>0,0,0,1,0,0,0,0,1,0,0,0,0,0,0,0,0,0,0,0,0,0,1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)" office:value-type="string" office:string-value="0,0,0,1,0,0,0,0,0,0,0,1,0,0,0,0,0,0,0,0,0,0,1,0" calcext:value-type="string">
            <text:p>0,0,0,1,0,0,0,0,0,0,0,1,0,0,0,0,0,0,0,0,0,0,1,0</text:p>
          </table:table-cell>
        </table:table-row>
      </table:table>
      <table:named-expressions/>
      <table:database-ranges>
        <table:database-range table:name="__Anonymous_Sheet_DB__0" table:target-range-address="Availability.A4:Availability.AMJ1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9:55:20.0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2-03T19:54:06.148000000</dc:date>
    <meta:editing-duration>PT19H28M46S</meta:editing-duration>
    <meta:editing-cycles>30</meta:editing-cycles>
    <meta:generator>LibreOffice/6.0.5.2$Windows_X86_64 LibreOffice_project/54c8cbb85f300ac59db32fe8a675ff7683cd5a16</meta:generator>
    <meta:document-statistic meta:table-count="6" meta:cell-count="1412" meta:object-count="0"/>
  </office:meta>
</office:document-meta>
</file>